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747e" officeooo:paragraph-rsid="001d747e"/>
    </style:style>
    <style:style style:name="P2" style:family="paragraph" style:parent-style-name="Standard">
      <style:text-properties officeooo:rsid="001e139d" officeooo:paragraph-rsid="001e139d"/>
    </style:style>
    <style:style style:name="P3" style:family="paragraph" style:parent-style-name="Standard">
      <style:text-properties officeooo:rsid="001e139d" officeooo:paragraph-rsid="001e139d"/>
    </style:style>
    <style:style style:name="P4" style:family="paragraph" style:parent-style-name="Standard">
      <style:text-properties officeooo:rsid="001e139d" officeooo:paragraph-rsid="0021b16a"/>
    </style:style>
    <style:style style:name="T1" style:family="text">
      <style:text-properties officeooo:rsid="0021b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gram 'curl' is currently not installed. You can install it by typing: </text:p>
      <text:p text:style-name="P1">sudo apt-get install curl </text:p>
      <text:p text:style-name="P1"/>
      <text:p text:style-name="P1">Reading package lists... Done</text:p>
      <text:p text:style-name="P1">Building dependency tree <text:s text:c="6"/></text:p>
      <text:p text:style-name="P1">Reading state information... Done</text:p>
      <text:p text:style-name="P1">Package curl is not available, but is referred to by another package.</text:p>
      <text:p text:style-name="P1">This may mean that the package is missing, has been obsoleted, or</text:p>
      <text:p text:style-name="P1">is only available from another source</text:p>
      <text:p text:style-name="P1"/>
      <text:p text:style-name="P1">E: Package 'curl' has no installation candidate</text:p>
      <text:p text:style-name="P1"/>
      <text:p text:style-name="P2"><text:a xlink:type="simple" xlink:href="http://tanghus.net/2012/11/installing-ruby-rvm-on-ubuntu-12-10/">http://tanghus.net/2012/11/installing-ruby-rvm-on-ubuntu-12-10/</text:a></text:p>
      <text:p text:style-name="P2"/>
      <text:p text:style-name="P4"><text:span text:style-name="T1">https://github.com/mdamjad/amjadkh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00:06:07</meta:creation-date>
    <dc:date>2013-06-15T23:35:55</dc:date>
    <meta:editing-duration>P0D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11" meta:word-count="67" meta:character-count="513" meta:non-whitespace-character-count="448"/>
  </office:meta>
</office:document-meta>
</file>